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A000000CBBD55C9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45cm" svg:height="18.578cm" svg:x="0.075cm" svg:y="0.218cm">
          <draw:image xlink:href="Pictures/10000000000000AA000000CBBD55C9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7:09:00.222948432</meta:creation-date>
    <dc:date>2014-10-01T17:09:38.58160728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